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e125" officeooo:paragraph-rsid="000be125"/>
    </style:style>
    <style:style style:name="P2" style:family="paragraph" style:parent-style-name="Standard">
      <style:text-properties officeooo:rsid="000be125" officeooo:paragraph-rsid="000c7f60"/>
    </style:style>
    <style:style style:name="P3" style:family="paragraph" style:parent-style-name="Standard">
      <style:text-properties style:text-underline-style="solid" style:text-underline-width="auto" style:text-underline-color="font-color" officeooo:rsid="000be125" officeooo:paragraph-rsid="000be125"/>
    </style:style>
    <style:style style:name="P4" style:family="paragraph" style:parent-style-name="Standard">
      <style:text-properties style:text-underline-style="solid" style:text-underline-width="auto" style:text-underline-color="font-color" officeooo:rsid="000be125" officeooo:paragraph-rsid="000c7f60"/>
    </style:style>
    <style:style style:name="P5" style:family="paragraph" style:parent-style-name="Standard">
      <style:text-properties style:text-underline-style="solid" style:text-underline-width="auto" style:text-underline-color="font-color" officeooo:rsid="000c7f60" officeooo:paragraph-rsid="000c7f60"/>
    </style:style>
    <style:style style:name="P6" style:family="paragraph" style:parent-style-name="Standard">
      <style:text-properties style:text-underline-style="solid" style:text-underline-width="auto" style:text-underline-color="font-color" officeooo:rsid="0019d56b" officeooo:paragraph-rsid="0019d56b" fo:background-color="transparent"/>
    </style:style>
    <style:style style:name="P7" style:family="paragraph" style:parent-style-name="Standard">
      <style:text-properties style:text-underline-style="solid" style:text-underline-width="auto" style:text-underline-color="font-color" officeooo:rsid="0026e4bf" officeooo:paragraph-rsid="0026e4bf" fo:background-color="transparent"/>
    </style:style>
    <style:style style:name="P8" style:family="paragraph" style:parent-style-name="Standard">
      <style:text-properties style:text-underline-style="solid" style:text-underline-width="auto" style:text-underline-color="font-color" officeooo:rsid="0028e02e" officeooo:paragraph-rsid="0028e02e" fo:background-color="transparent"/>
    </style:style>
    <style:style style:name="P9" style:family="paragraph" style:parent-style-name="Standard">
      <style:text-properties style:text-underline-style="solid" style:text-underline-width="auto" style:text-underline-color="font-color" officeooo:rsid="002b45ec" officeooo:paragraph-rsid="002b45ec" fo:background-color="transparent"/>
    </style:style>
    <style:style style:name="P10" style:family="paragraph" style:parent-style-name="Standard">
      <style:text-properties style:text-underline-style="solid" style:text-underline-width="auto" style:text-underline-color="font-color" officeooo:rsid="002b6b6b" officeooo:paragraph-rsid="002b6b6b" fo:background-color="transparent"/>
    </style:style>
    <style:style style:name="P11" style:family="paragraph" style:parent-style-name="Standard">
      <style:text-properties style:text-underline-style="solid" style:text-underline-width="auto" style:text-underline-color="font-color" officeooo:rsid="001ec268" officeooo:paragraph-rsid="001ec268" fo:background-color="transparent"/>
    </style:style>
    <style:style style:name="P12" style:family="paragraph" style:parent-style-name="Standard">
      <style:text-properties style:text-underline-style="solid" style:text-underline-width="auto" style:text-underline-color="font-color" officeooo:rsid="0039d8ab" officeooo:paragraph-rsid="0039d8ab" fo:background-color="transparent"/>
    </style:style>
    <style:style style:name="P13" style:family="paragraph" style:parent-style-name="Standard">
      <style:text-properties style:text-underline-style="solid" style:text-underline-width="auto" style:text-underline-color="font-color" officeooo:rsid="005434fc" officeooo:paragraph-rsid="005434fc" fo:background-color="transparent"/>
    </style:style>
    <style:style style:name="P14" style:family="paragraph" style:parent-style-name="Standard">
      <style:text-properties style:text-underline-style="solid" style:text-underline-width="auto" style:text-underline-color="font-color" officeooo:rsid="00579e5d" officeooo:paragraph-rsid="00579e5d" fo:background-color="transparent"/>
    </style:style>
    <style:style style:name="P15" style:family="paragraph" style:parent-style-name="Standard">
      <style:text-properties style:text-underline-style="solid" style:text-underline-width="auto" style:text-underline-color="font-color" officeooo:rsid="0039d8ab" officeooo:paragraph-rsid="0039d8ab"/>
    </style:style>
    <style:style style:name="P16" style:family="paragraph" style:parent-style-name="Standard">
      <style:text-properties style:text-underline-style="solid" style:text-underline-width="auto" style:text-underline-color="font-color" officeooo:rsid="003bb358" officeooo:paragraph-rsid="003bb358" fo:background-color="#ffff66"/>
    </style:style>
    <style:style style:name="P17" style:family="paragraph" style:parent-style-name="Standard">
      <style:text-properties style:text-underline-style="solid" style:text-underline-width="auto" style:text-underline-color="font-color" fo:font-weight="bold" officeooo:rsid="0033f3bd" officeooo:paragraph-rsid="00366c00" fo:background-color="transparent"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5a6f93" officeooo:paragraph-rsid="005a6f93" fo:background-color="transparent" style:font-weight-asian="bold" style:font-weight-complex="bold"/>
    </style:style>
    <style:style style:name="P19" style:family="paragraph" style:parent-style-name="Standard">
      <style:text-properties officeooo:rsid="000c7f60" officeooo:paragraph-rsid="000c7f60"/>
    </style:style>
    <style:style style:name="P20" style:family="paragraph" style:parent-style-name="Standard">
      <style:text-properties officeooo:rsid="000dc267" officeooo:paragraph-rsid="000dc267"/>
    </style:style>
    <style:style style:name="P21" style:family="paragraph" style:parent-style-name="Standard">
      <style:text-properties officeooo:rsid="000dc267" officeooo:paragraph-rsid="000ee362"/>
    </style:style>
    <style:style style:name="P22" style:family="paragraph" style:parent-style-name="Standard">
      <style:text-properties officeooo:rsid="000dc267" officeooo:paragraph-rsid="000dc267" fo:background-color="#ffff00"/>
    </style:style>
    <style:style style:name="P23" style:family="paragraph" style:parent-style-name="Standard">
      <style:text-properties officeooo:rsid="000ee362" officeooo:paragraph-rsid="000ee362" fo:background-color="#ffff00"/>
    </style:style>
    <style:style style:name="P24" style:family="paragraph" style:parent-style-name="Standard">
      <style:text-properties officeooo:rsid="006ff158" officeooo:paragraph-rsid="006ff158" fo:background-color="#ffff00"/>
    </style:style>
    <style:style style:name="P25" style:family="paragraph" style:parent-style-name="Standard">
      <style:text-properties officeooo:rsid="000ee362" officeooo:paragraph-rsid="000ee362"/>
    </style:style>
    <style:style style:name="P26" style:family="paragraph" style:parent-style-name="Standard">
      <style:text-properties officeooo:rsid="000ee362" officeooo:paragraph-rsid="000ee362" fo:background-color="transparent"/>
    </style:style>
    <style:style style:name="P27" style:family="paragraph" style:parent-style-name="Standard">
      <style:text-properties officeooo:rsid="0013e66c" officeooo:paragraph-rsid="0013e66c" fo:background-color="transparent"/>
    </style:style>
    <style:style style:name="P28" style:family="paragraph" style:parent-style-name="Standard">
      <style:text-properties officeooo:rsid="0013feb3" officeooo:paragraph-rsid="0013feb3" fo:background-color="transparent"/>
    </style:style>
    <style:style style:name="P29" style:family="paragraph" style:parent-style-name="Standard">
      <style:text-properties officeooo:rsid="001620ba" officeooo:paragraph-rsid="001620ba" fo:background-color="transparent"/>
    </style:style>
    <style:style style:name="P30" style:family="paragraph" style:parent-style-name="Standard">
      <style:text-properties officeooo:rsid="00197014" officeooo:paragraph-rsid="00197014" fo:background-color="transparent"/>
    </style:style>
    <style:style style:name="P31" style:family="paragraph" style:parent-style-name="Standard">
      <style:text-properties officeooo:rsid="0019d56b" officeooo:paragraph-rsid="0019d56b" fo:background-color="transparent"/>
    </style:style>
    <style:style style:name="P32" style:family="paragraph" style:parent-style-name="Standard">
      <style:text-properties officeooo:rsid="001b61b8" officeooo:paragraph-rsid="001b61b8" fo:background-color="transparent"/>
    </style:style>
    <style:style style:name="P33" style:family="paragraph" style:parent-style-name="Standard">
      <style:text-properties officeooo:rsid="001dadf0" officeooo:paragraph-rsid="001dadf0" fo:background-color="transparent"/>
    </style:style>
    <style:style style:name="P34" style:family="paragraph" style:parent-style-name="Standard">
      <style:text-properties officeooo:rsid="001ec268" officeooo:paragraph-rsid="001ec268" fo:background-color="transparent"/>
    </style:style>
    <style:style style:name="P35" style:family="paragraph" style:parent-style-name="Standard">
      <style:text-properties officeooo:rsid="00205d36" officeooo:paragraph-rsid="00205d36" fo:background-color="transparent"/>
    </style:style>
    <style:style style:name="P36" style:family="paragraph" style:parent-style-name="Standard">
      <style:text-properties officeooo:rsid="0021b56c" officeooo:paragraph-rsid="0021b56c" fo:background-color="transparent"/>
    </style:style>
    <style:style style:name="P37" style:family="paragraph" style:parent-style-name="Standard">
      <style:text-properties officeooo:rsid="0021c0cb" officeooo:paragraph-rsid="0021c0cb" fo:background-color="transparent"/>
    </style:style>
    <style:style style:name="P38" style:family="paragraph" style:parent-style-name="Standard">
      <style:text-properties officeooo:rsid="0022146f" officeooo:paragraph-rsid="0022146f" fo:background-color="transparent"/>
    </style:style>
    <style:style style:name="P39" style:family="paragraph" style:parent-style-name="Standard">
      <style:text-properties officeooo:rsid="0022e245" officeooo:paragraph-rsid="0022e245" fo:background-color="transparent"/>
    </style:style>
    <style:style style:name="P40" style:family="paragraph" style:parent-style-name="Standard">
      <style:text-properties officeooo:rsid="00245770" officeooo:paragraph-rsid="00245770" fo:background-color="transparent"/>
    </style:style>
    <style:style style:name="P41" style:family="paragraph" style:parent-style-name="Standard">
      <style:text-properties officeooo:rsid="002475b0" officeooo:paragraph-rsid="002475b0" fo:background-color="transparent"/>
    </style:style>
    <style:style style:name="P42" style:family="paragraph" style:parent-style-name="Standard">
      <style:text-properties officeooo:rsid="0025f9d8" officeooo:paragraph-rsid="0025f9d8" fo:background-color="transparent"/>
    </style:style>
    <style:style style:name="P43" style:family="paragraph" style:parent-style-name="Standard">
      <style:text-properties officeooo:rsid="0026e4bf" officeooo:paragraph-rsid="0026e4bf" fo:background-color="transparent"/>
    </style:style>
    <style:style style:name="P44" style:family="paragraph" style:parent-style-name="Standard">
      <style:text-properties officeooo:rsid="0027256e" officeooo:paragraph-rsid="0027256e" fo:background-color="transparent"/>
    </style:style>
    <style:style style:name="P45" style:family="paragraph" style:parent-style-name="Standard">
      <style:text-properties officeooo:rsid="0028e02e" officeooo:paragraph-rsid="0028e02e" fo:background-color="transparent"/>
    </style:style>
    <style:style style:name="P46" style:family="paragraph" style:parent-style-name="Standard">
      <style:text-properties officeooo:rsid="002acfff" officeooo:paragraph-rsid="002acfff" fo:background-color="transparent"/>
    </style:style>
    <style:style style:name="P47" style:family="paragraph" style:parent-style-name="Standard">
      <style:text-properties officeooo:rsid="002b45ec" officeooo:paragraph-rsid="002b45ec" fo:background-color="transparent"/>
    </style:style>
    <style:style style:name="P48" style:family="paragraph" style:parent-style-name="Standard">
      <style:text-properties officeooo:rsid="002b6b6b" officeooo:paragraph-rsid="002b6b6b" fo:background-color="transparent"/>
    </style:style>
    <style:style style:name="P49" style:family="paragraph" style:parent-style-name="Standard">
      <style:text-properties officeooo:rsid="002d416b" officeooo:paragraph-rsid="002d416b" fo:background-color="transparent"/>
    </style:style>
    <style:style style:name="P50" style:family="paragraph" style:parent-style-name="Standard">
      <style:text-properties officeooo:rsid="002e097c" officeooo:paragraph-rsid="002e097c" fo:background-color="transparent"/>
    </style:style>
    <style:style style:name="P51" style:family="paragraph" style:parent-style-name="Standard">
      <style:text-properties officeooo:rsid="002ee932" officeooo:paragraph-rsid="002ee932" fo:background-color="transparent"/>
    </style:style>
    <style:style style:name="P52" style:family="paragraph" style:parent-style-name="Standard">
      <style:text-properties officeooo:rsid="00320373" officeooo:paragraph-rsid="00320373" fo:background-color="transparent"/>
    </style:style>
    <style:style style:name="P53" style:family="paragraph" style:parent-style-name="Standard">
      <style:text-properties officeooo:rsid="0033f3bd" officeooo:paragraph-rsid="0033f3bd" fo:background-color="transparent"/>
    </style:style>
    <style:style style:name="P54" style:family="paragraph" style:parent-style-name="Standard">
      <style:text-properties officeooo:rsid="0034a209" officeooo:paragraph-rsid="0034a209" fo:background-color="transparent"/>
    </style:style>
    <style:style style:name="P55" style:family="paragraph" style:parent-style-name="Standard">
      <style:text-properties officeooo:rsid="00366c00" officeooo:paragraph-rsid="00366c00" fo:background-color="transparent"/>
    </style:style>
    <style:style style:name="P56" style:family="paragraph" style:parent-style-name="Standard">
      <style:text-properties officeooo:rsid="00366c00" officeooo:paragraph-rsid="0036b48b" fo:background-color="transparent"/>
    </style:style>
    <style:style style:name="P57" style:family="paragraph" style:parent-style-name="Standard">
      <style:text-properties officeooo:rsid="003875ec" officeooo:paragraph-rsid="003875ec" fo:background-color="transparent"/>
    </style:style>
    <style:style style:name="P58" style:family="paragraph" style:parent-style-name="Standard">
      <style:text-properties officeooo:rsid="004b18ca" officeooo:paragraph-rsid="004b18ca" fo:background-color="transparent"/>
    </style:style>
    <style:style style:name="P59" style:family="paragraph" style:parent-style-name="Standard">
      <style:text-properties officeooo:rsid="004d8585" officeooo:paragraph-rsid="004d8585" fo:background-color="transparent"/>
    </style:style>
    <style:style style:name="P60" style:family="paragraph" style:parent-style-name="Standard">
      <style:text-properties officeooo:rsid="00511a98" officeooo:paragraph-rsid="00511a98" fo:background-color="transparent"/>
    </style:style>
    <style:style style:name="P61" style:family="paragraph" style:parent-style-name="Standard">
      <style:text-properties officeooo:rsid="00530629" officeooo:paragraph-rsid="00530629" fo:background-color="transparent"/>
    </style:style>
    <style:style style:name="P62" style:family="paragraph" style:parent-style-name="Standard">
      <style:text-properties officeooo:rsid="005434fc" officeooo:paragraph-rsid="005434fc" fo:background-color="transparent"/>
    </style:style>
    <style:style style:name="P63" style:family="paragraph" style:parent-style-name="Standard">
      <style:text-properties officeooo:rsid="005789bb" officeooo:paragraph-rsid="005789bb" fo:background-color="transparent"/>
    </style:style>
    <style:style style:name="P64" style:family="paragraph" style:parent-style-name="Standard">
      <style:text-properties officeooo:rsid="00579e5d" officeooo:paragraph-rsid="00579e5d" fo:background-color="transparent"/>
    </style:style>
    <style:style style:name="P65" style:family="paragraph" style:parent-style-name="Standard">
      <style:text-properties officeooo:rsid="00596077" officeooo:paragraph-rsid="00596077" fo:background-color="transparent"/>
    </style:style>
    <style:style style:name="P66" style:family="paragraph" style:parent-style-name="Standard">
      <style:text-properties officeooo:rsid="0059d3b1" officeooo:paragraph-rsid="0059d3b1" fo:background-color="transparent"/>
    </style:style>
    <style:style style:name="P67" style:family="paragraph" style:parent-style-name="Standard">
      <style:text-properties officeooo:rsid="005a6f93" officeooo:paragraph-rsid="005a6f93" fo:background-color="transparent"/>
    </style:style>
    <style:style style:name="P68" style:family="paragraph" style:parent-style-name="Standard">
      <style:text-properties officeooo:rsid="005be662" officeooo:paragraph-rsid="005be662" fo:background-color="transparent"/>
    </style:style>
    <style:style style:name="P69" style:family="paragraph" style:parent-style-name="Standard">
      <style:text-properties officeooo:rsid="006255d0" officeooo:paragraph-rsid="006255d0" fo:background-color="transparent"/>
    </style:style>
    <style:style style:name="P70" style:family="paragraph" style:parent-style-name="Standard">
      <style:text-properties officeooo:rsid="0063bde4" officeooo:paragraph-rsid="0063bde4" fo:background-color="transparent"/>
    </style:style>
    <style:style style:name="P71" style:family="paragraph" style:parent-style-name="Standard">
      <style:text-properties officeooo:rsid="0064bfb0" officeooo:paragraph-rsid="0064bfb0" fo:background-color="transparent"/>
    </style:style>
    <style:style style:name="P72" style:family="paragraph" style:parent-style-name="Standard">
      <style:text-properties officeooo:rsid="006591c0" officeooo:paragraph-rsid="006591c0" fo:background-color="transparent"/>
    </style:style>
    <style:style style:name="P73" style:family="paragraph" style:parent-style-name="Standard">
      <style:text-properties officeooo:rsid="006801ad" officeooo:paragraph-rsid="006801ad" fo:background-color="transparent"/>
    </style:style>
    <style:style style:name="P74" style:family="paragraph" style:parent-style-name="Standard">
      <style:text-properties officeooo:rsid="006b37b5" officeooo:paragraph-rsid="006b37b5" fo:background-color="transparent"/>
    </style:style>
    <style:style style:name="P75" style:family="paragraph" style:parent-style-name="Standard">
      <style:text-properties officeooo:rsid="006d0237" officeooo:paragraph-rsid="006d0237" fo:background-color="transparent"/>
    </style:style>
    <style:style style:name="P76" style:family="paragraph" style:parent-style-name="Standard">
      <style:text-properties officeooo:rsid="006e3737" officeooo:paragraph-rsid="006e3737" fo:background-color="transparent"/>
    </style:style>
    <style:style style:name="P77" style:family="paragraph" style:parent-style-name="Standard">
      <style:text-properties officeooo:rsid="006ff158" officeooo:paragraph-rsid="006ff158" fo:background-color="transparent"/>
    </style:style>
    <style:style style:name="P78" style:family="paragraph" style:parent-style-name="Standard">
      <style:text-properties officeooo:rsid="00716843" officeooo:paragraph-rsid="00716843" fo:background-color="transparent"/>
    </style:style>
    <style:style style:name="P79" style:family="paragraph" style:parent-style-name="Standard">
      <style:text-properties fo:color="#ff0066" style:text-underline-style="none" officeooo:rsid="000ee362" officeooo:paragraph-rsid="000ee362"/>
    </style:style>
    <style:style style:name="P80" style:family="paragraph" style:parent-style-name="Standard">
      <style:text-properties officeooo:rsid="0010a987" officeooo:paragraph-rsid="0010a987"/>
    </style:style>
    <style:style style:name="P81" style:family="paragraph" style:parent-style-name="Standard">
      <style:text-properties officeooo:rsid="00127339" officeooo:paragraph-rsid="0010a987"/>
    </style:style>
    <style:style style:name="P82" style:family="paragraph" style:parent-style-name="Standard">
      <style:text-properties officeooo:rsid="00127339" officeooo:paragraph-rsid="00127339"/>
    </style:style>
    <style:style style:name="P83" style:family="paragraph" style:parent-style-name="Standard">
      <style:text-properties officeooo:rsid="0013e66c" officeooo:paragraph-rsid="0013e66c"/>
    </style:style>
    <style:style style:name="P84" style:family="paragraph" style:parent-style-name="Standard">
      <style:text-properties officeooo:rsid="001620ba" officeooo:paragraph-rsid="001620ba" fo:background-color="#ff3399"/>
    </style:style>
    <style:style style:name="P85" style:family="paragraph" style:parent-style-name="Standard">
      <style:text-properties fo:color="#808080" officeooo:rsid="001782e7" officeooo:paragraph-rsid="001782e7" fo:background-color="transparent"/>
    </style:style>
    <style:style style:name="P86" style:family="paragraph" style:parent-style-name="Standard">
      <style:text-properties officeooo:rsid="0031e3cc" officeooo:paragraph-rsid="0031e3cc"/>
    </style:style>
    <style:style style:name="P87" style:family="paragraph" style:parent-style-name="Standard">
      <style:text-properties officeooo:rsid="00320373" officeooo:paragraph-rsid="00320373"/>
    </style:style>
    <style:style style:name="P88" style:family="paragraph" style:parent-style-name="Standard">
      <style:text-properties officeooo:rsid="0033f3bd" officeooo:paragraph-rsid="0033f3bd"/>
    </style:style>
    <style:style style:name="P89" style:family="paragraph" style:parent-style-name="Standard">
      <style:text-properties officeooo:rsid="0033f3bd" officeooo:paragraph-rsid="00366c00"/>
    </style:style>
    <style:style style:name="P90" style:family="paragraph" style:parent-style-name="Standard">
      <style:text-properties officeooo:rsid="0034a209" officeooo:paragraph-rsid="0034a209"/>
    </style:style>
    <style:style style:name="P91" style:family="paragraph" style:parent-style-name="Standard">
      <style:text-properties officeooo:rsid="00366c00" officeooo:paragraph-rsid="00366c00"/>
    </style:style>
    <style:style style:name="P92" style:family="paragraph" style:parent-style-name="Standard">
      <style:text-properties officeooo:rsid="0036b48b" officeooo:paragraph-rsid="0036b48b"/>
    </style:style>
    <style:style style:name="P93" style:family="paragraph" style:parent-style-name="Standard">
      <style:text-properties officeooo:rsid="003875ec" officeooo:paragraph-rsid="003875ec"/>
    </style:style>
    <style:style style:name="P94" style:family="paragraph" style:parent-style-name="Standard">
      <style:text-properties officeooo:rsid="0039d8ab" officeooo:paragraph-rsid="0039d8ab"/>
    </style:style>
    <style:style style:name="P95" style:family="paragraph" style:parent-style-name="Standard">
      <style:text-properties fo:color="#236baa" style:font-name="Times-Roman" fo:font-size="15pt" style:text-underline-style="solid" style:text-underline-width="auto" style:text-underline-color="font-color" officeooo:rsid="000c7f60" officeooo:paragraph-rsid="000c7f60" style:font-size-asian="15pt"/>
    </style:style>
    <style:style style:name="P96" style:family="paragraph" style:parent-style-name="Standard">
      <style:text-properties style:text-underline-style="none" officeooo:rsid="0039d8ab" officeooo:paragraph-rsid="0039d8ab"/>
    </style:style>
    <style:style style:name="P97" style:family="paragraph" style:parent-style-name="Standard">
      <style:text-properties style:text-underline-style="none" officeooo:rsid="003f94ae" officeooo:paragraph-rsid="003f94ae"/>
    </style:style>
    <style:style style:name="P98" style:family="paragraph" style:parent-style-name="Standard">
      <style:text-properties style:text-underline-style="none" officeooo:rsid="004281ea" officeooo:paragraph-rsid="004281ea"/>
    </style:style>
    <style:style style:name="P99" style:family="paragraph" style:parent-style-name="Standard">
      <style:text-properties style:text-underline-style="none" officeooo:rsid="00442577" officeooo:paragraph-rsid="00442577"/>
    </style:style>
    <style:style style:name="P100" style:family="paragraph" style:parent-style-name="Standard">
      <style:text-properties style:text-underline-style="none" officeooo:rsid="00448e64" officeooo:paragraph-rsid="00448e64" fo:background-color="transparent"/>
    </style:style>
    <style:style style:name="P101" style:family="paragraph" style:parent-style-name="Standard">
      <style:text-properties style:text-underline-style="none" officeooo:rsid="00461ebb" officeooo:paragraph-rsid="00461ebb" fo:background-color="transparent"/>
    </style:style>
    <style:style style:name="P102" style:family="paragraph" style:parent-style-name="Standard">
      <style:text-properties style:text-underline-style="none" officeooo:rsid="003f94ae" officeooo:paragraph-rsid="003f94ae" fo:background-color="transparent"/>
    </style:style>
    <style:style style:name="P103" style:family="paragraph" style:parent-style-name="Standard">
      <style:text-properties style:text-underline-style="none" officeooo:rsid="0040c6c1" officeooo:paragraph-rsid="0040c6c1" fo:background-color="transparent"/>
    </style:style>
    <style:style style:name="P104" style:family="paragraph" style:parent-style-name="Standard">
      <style:text-properties style:text-underline-style="none" officeooo:rsid="004281ea" officeooo:paragraph-rsid="004281ea" fo:background-color="transparent"/>
    </style:style>
    <style:style style:name="P105" style:family="paragraph" style:parent-style-name="Standard">
      <style:text-properties style:text-underline-style="none" officeooo:rsid="00442577" officeooo:paragraph-rsid="00442577" fo:background-color="transparent"/>
    </style:style>
    <style:style style:name="P106" style:family="paragraph" style:parent-style-name="Standard">
      <style:text-properties style:text-underline-style="none" officeooo:rsid="0047ae19" officeooo:paragraph-rsid="0047ae19" fo:background-color="transparent"/>
    </style:style>
    <style:style style:name="P107" style:family="paragraph" style:parent-style-name="Standard">
      <style:text-properties style:text-underline-style="none" officeooo:rsid="005be662" officeooo:paragraph-rsid="005be662" fo:background-color="transparent"/>
    </style:style>
    <style:style style:name="P108" style:family="paragraph" style:parent-style-name="Standard">
      <style:text-properties style:text-underline-style="none" officeooo:rsid="005d07f5" officeooo:paragraph-rsid="005d07f5" fo:background-color="transparent"/>
    </style:style>
    <style:style style:name="P109" style:family="paragraph" style:parent-style-name="Standard">
      <style:text-properties style:text-underline-style="none" officeooo:rsid="005ef0a1" officeooo:paragraph-rsid="005ef0a1" fo:background-color="transparent"/>
    </style:style>
    <style:style style:name="P110" style:family="paragraph" style:parent-style-name="Standard">
      <style:text-properties style:text-underline-style="none" officeooo:rsid="00604018" officeooo:paragraph-rsid="00604018" fo:background-color="transparent"/>
    </style:style>
    <style:style style:name="P111" style:family="paragraph" style:parent-style-name="Standard">
      <style:text-properties style:text-underline-style="none" officeooo:rsid="0060a4af" officeooo:paragraph-rsid="0060a4af" fo:background-color="transparent"/>
    </style:style>
    <style:style style:name="P112" style:family="paragraph" style:parent-style-name="Standard">
      <style:text-properties style:text-underline-style="none" officeooo:rsid="006255d0" officeooo:paragraph-rsid="006255d0" fo:background-color="transparent"/>
    </style:style>
    <style:style style:name="P113" style:family="paragraph" style:parent-style-name="Standard">
      <style:text-properties officeooo:rsid="00461ebb" officeooo:paragraph-rsid="00461ebb"/>
    </style:style>
    <style:style style:name="P114" style:family="paragraph" style:parent-style-name="Standard">
      <style:text-properties officeooo:rsid="0047ae19" officeooo:paragraph-rsid="0047ae19"/>
    </style:style>
    <style:style style:name="P115" style:family="paragraph" style:parent-style-name="Standard">
      <style:text-properties officeooo:rsid="0047ae19" officeooo:paragraph-rsid="0048ba2f"/>
    </style:style>
    <style:style style:name="P116" style:family="paragraph" style:parent-style-name="Standard">
      <style:text-properties officeooo:rsid="0048ba2f" officeooo:paragraph-rsid="0048ba2f"/>
    </style:style>
    <style:style style:name="P117" style:family="paragraph" style:parent-style-name="Standard">
      <style:text-properties officeooo:rsid="004995b5" officeooo:paragraph-rsid="004995b5"/>
    </style:style>
    <style:style style:name="P118" style:family="paragraph" style:parent-style-name="Standard">
      <style:text-properties officeooo:rsid="0047ae19" officeooo:paragraph-rsid="0048ba2f" fo:background-color="#ffff99"/>
    </style:style>
    <style:style style:name="P119" style:family="paragraph" style:parent-style-name="Standard">
      <style:text-properties officeooo:rsid="0047ae19" officeooo:paragraph-rsid="004a35ab" fo:background-color="#ffff99"/>
    </style:style>
    <style:style style:name="P120" style:family="paragraph" style:parent-style-name="Standard">
      <style:text-properties officeooo:rsid="004a35ab" officeooo:paragraph-rsid="004a35ab"/>
    </style:style>
    <style:style style:name="P121" style:family="paragraph" style:parent-style-name="Standard">
      <style:text-properties officeooo:rsid="004f1347" officeooo:paragraph-rsid="004f1347"/>
    </style:style>
    <style:style style:name="P122" style:family="paragraph" style:parent-style-name="Standard">
      <style:text-properties officeooo:rsid="0060a4af" officeooo:paragraph-rsid="0060a4af"/>
    </style:style>
    <style:style style:name="P123" style:family="paragraph" style:parent-style-name="Standard">
      <style:text-properties officeooo:rsid="006255d0" officeooo:paragraph-rsid="006255d0"/>
    </style:style>
    <style:style style:name="P124" style:family="paragraph" style:parent-style-name="Standard">
      <style:text-properties officeooo:rsid="006591c0" officeooo:paragraph-rsid="006591c0" fo:background-color="#ff99ff"/>
    </style:style>
    <style:style style:name="P125" style:family="paragraph" style:parent-style-name="Standard">
      <style:paragraph-properties fo:break-before="page"/>
      <style:text-properties style:text-underline-style="none" officeooo:rsid="003f94ae" officeooo:paragraph-rsid="003f94ae"/>
    </style:style>
    <style:style style:name="P126" style:family="paragraph" style:parent-style-name="Standard">
      <style:paragraph-properties fo:margin-left="0.5in" fo:margin-right="0in" fo:text-indent="0in" style:auto-text-indent="false"/>
      <style:text-properties officeooo:rsid="006591c0" officeooo:paragraph-rsid="006591c0" fo:background-color="transparent"/>
    </style:style>
    <style:style style:name="P127" style:family="paragraph" style:parent-style-name="Standard">
      <style:paragraph-properties fo:margin-left="0in" fo:margin-right="0in" fo:text-indent="0in" style:auto-text-indent="false"/>
      <style:text-properties officeooo:rsid="006591c0" officeooo:paragraph-rsid="006591c0" fo:background-color="transparent"/>
    </style:style>
    <style:style style:name="P128" style:family="paragraph" style:parent-style-name="Standard" style:list-style-name="L1">
      <style:text-properties officeooo:rsid="000dc267" officeooo:paragraph-rsid="000dc267" fo:background-color="#ffff00"/>
    </style:style>
    <style:style style:name="P129" style:family="paragraph" style:parent-style-name="Standard" style:list-style-name="L1">
      <style:text-properties officeooo:rsid="000dc267" officeooo:paragraph-rsid="000dc267"/>
    </style:style>
    <style:style style:name="P130" style:family="paragraph" style:parent-style-name="Standard" style:list-style-name="L2">
      <style:text-properties officeooo:rsid="00127339" officeooo:paragraph-rsid="00127339"/>
    </style:style>
    <style:style style:name="P131" style:family="paragraph" style:parent-style-name="Standard" style:list-style-name="L3">
      <style:text-properties officeooo:rsid="001449f4" officeooo:paragraph-rsid="001449f4" fo:background-color="transparent"/>
    </style:style>
    <style:style style:name="P132" style:family="paragraph" style:parent-style-name="Standard" style:list-style-name="L4">
      <style:text-properties officeooo:rsid="002acfff" officeooo:paragraph-rsid="002acfff" fo:background-color="transparent"/>
    </style:style>
    <style:style style:name="P133" style:family="paragraph" style:parent-style-name="Standard" style:list-style-name="L5">
      <style:text-properties officeooo:rsid="002ee932" officeooo:paragraph-rsid="002ee932" fo:background-color="transparent"/>
    </style:style>
    <style:style style:name="P134" style:family="paragraph" style:parent-style-name="Standard" style:list-style-name="L5">
      <style:text-properties officeooo:rsid="00320373" officeooo:paragraph-rsid="00320373" fo:background-color="transparent"/>
    </style:style>
    <style:style style:name="P135" style:family="paragraph" style:parent-style-name="Standard" style:list-style-name="L5">
      <style:text-properties officeooo:rsid="00308802" officeooo:paragraph-rsid="00308802" fo:background-color="transparent"/>
    </style:style>
    <style:style style:name="P136" style:family="paragraph" style:parent-style-name="Standard" style:list-style-name="L5">
      <style:text-properties officeooo:rsid="0031e3cc" officeooo:paragraph-rsid="0031e3cc" fo:background-color="transparent"/>
    </style:style>
    <style:style style:name="P137" style:family="paragraph" style:parent-style-name="Standard">
      <style:text-properties officeooo:rsid="005a6f93" officeooo:paragraph-rsid="005a6f93" fo:background-color="transparent"/>
    </style:style>
    <style:style style:name="P138" style:family="paragraph" style:parent-style-name="Standard">
      <style:text-properties officeooo:rsid="007775f1" officeooo:paragraph-rsid="007775f1" fo:background-color="transparent"/>
    </style:style>
    <style:style style:name="P139" style:family="paragraph" style:parent-style-name="Standard" style:list-style-name="L6">
      <style:text-properties officeooo:paragraph-rsid="005434fc"/>
    </style:style>
    <style:style style:name="P140" style:family="paragraph" style:parent-style-name="Standard" style:list-style-name="L6">
      <style:text-properties officeooo:rsid="0054c6ce" officeooo:paragraph-rsid="0054c6ce"/>
    </style:style>
    <style:style style:name="P141" style:family="paragraph" style:parent-style-name="Standard" style:list-style-name="L6">
      <style:text-properties fo:color="#000000" officeooo:rsid="0056e9ff" officeooo:paragraph-rsid="0056e9ff" fo:background-color="transparent"/>
    </style:style>
    <style:style style:name="P142" style:family="paragraph" style:parent-style-name="Standard" style:list-style-name="L6">
      <style:text-properties fo:color="#000000" officeooo:rsid="0054c6ce" officeooo:paragraph-rsid="0054c6ce" fo:background-color="transparent"/>
    </style:style>
    <style:style style:name="P143" style:family="paragraph" style:parent-style-name="Standard" style:list-style-name="L7">
      <style:text-properties style:text-underline-style="none" officeooo:rsid="0060a4af" officeooo:paragraph-rsid="0060a4af" fo:background-color="transparent"/>
    </style:style>
    <style:style style:name="P144" style:family="paragraph" style:parent-style-name="Standard" style:list-style-name="L7">
      <style:text-properties officeooo:rsid="0060a4af" officeooo:paragraph-rsid="0060a4af"/>
    </style:style>
    <style:style style:name="P145" style:family="paragraph" style:parent-style-name="Standard">
      <style:text-properties fo:font-weight="bold" officeooo:rsid="000be125" officeooo:paragraph-rsid="000be125" fo:background-color="#ffff99" style:font-weight-asian="bold" style:font-weight-complex="bold"/>
    </style:style>
    <style:style style:name="P146" style:family="paragraph" style:parent-style-name="Standard">
      <style:text-properties officeooo:rsid="000c7f60" officeooo:paragraph-rsid="000c7f60" fo:background-color="#ffff99"/>
    </style:style>
    <style:style style:name="P147" style:family="paragraph" style:parent-style-name="Standard">
      <style:text-properties officeooo:rsid="007775f1" officeooo:paragraph-rsid="007775f1" fo:background-color="#ff6600"/>
    </style:style>
    <style:style style:name="P148" style:family="paragraph" style:parent-style-name="Standard">
      <style:paragraph-properties fo:background-color="#ffff00">
        <style:background-image/>
      </style:paragraph-properties>
      <style:text-properties style:text-underline-style="none" officeooo:rsid="00442577" officeooo:paragraph-rsid="0076ec52"/>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366c00" fo:background-color="transparent" loext:char-shading-value="0" style:font-weight-asian="bold" style:font-weight-complex="bold"/>
    </style:style>
    <style:style style:name="T4" style:family="text">
      <style:text-properties fo:background-color="#ffff66" loext:char-shading-value="0"/>
    </style:style>
    <style:style style:name="T5" style:family="text">
      <style:text-properties officeooo:rsid="001bdd4a" fo:background-color="#ffff66" loext:char-shading-value="0"/>
    </style:style>
    <style:style style:name="T6" style:family="text">
      <style:text-properties fo:background-color="#ff3399" loext:char-shading-value="0"/>
    </style:style>
    <style:style style:name="T7" style:family="text">
      <style:text-properties officeooo:rsid="001782e7"/>
    </style:style>
    <style:style style:name="T8" style:family="text">
      <style:text-properties officeooo:rsid="001bdd4a"/>
    </style:style>
    <style:style style:name="T9" style:family="text">
      <style:text-properties officeooo:rsid="0022e245"/>
    </style:style>
    <style:style style:name="T10" style:family="text">
      <style:text-properties officeooo:rsid="00250e41"/>
    </style:style>
    <style:style style:name="T11" style:family="text">
      <style:text-properties officeooo:rsid="002b378a"/>
    </style:style>
    <style:style style:name="T12" style:family="text">
      <style:text-properties officeooo:rsid="002bc955"/>
    </style:style>
    <style:style style:name="T13" style:family="text">
      <style:text-properties fo:background-color="transparent" loext:char-shading-value="0"/>
    </style:style>
    <style:style style:name="T14" style:family="text">
      <style:text-properties officeooo:rsid="00366c00" fo:background-color="transparent" loext:char-shading-value="0"/>
    </style:style>
    <style:style style:name="T15" style:family="text">
      <style:text-properties officeooo:rsid="00387138" fo:background-color="transparent" loext:char-shading-value="0"/>
    </style:style>
    <style:style style:name="T16" style:family="text">
      <style:text-properties officeooo:rsid="003a4f15" fo:background-color="transparent" loext:char-shading-value="0"/>
    </style:style>
    <style:style style:name="T17" style:family="text">
      <style:text-properties officeooo:rsid="00448e64" fo:background-color="transparent" loext:char-shading-value="0"/>
    </style:style>
    <style:style style:name="T18" style:family="text">
      <style:text-properties officeooo:rsid="005434fc" fo:background-color="transparent" loext:char-shading-value="0"/>
    </style:style>
    <style:style style:name="T19" style:family="text">
      <style:text-properties officeooo:rsid="0054c6ce" fo:background-color="transparent" loext:char-shading-value="0"/>
    </style:style>
    <style:style style:name="T20" style:family="text">
      <style:text-properties fo:background-color="#ff66cc" loext:char-shading-value="0"/>
    </style:style>
    <style:style style:name="T21" style:family="text">
      <style:text-properties style:text-underline-style="none"/>
    </style:style>
    <style:style style:name="T22" style:family="text">
      <style:text-properties style:text-underline-style="none" fo:background-color="transparent" loext:char-shading-value="0"/>
    </style:style>
    <style:style style:name="T23" style:family="text">
      <style:text-properties style:text-underline-style="none" officeooo:rsid="00448e64" fo:background-color="transparent" loext:char-shading-value="0"/>
    </style:style>
    <style:style style:name="T24" style:family="text">
      <style:text-properties style:text-underline-style="none" officeooo:rsid="006255d0" fo:background-color="transparent" loext:char-shading-value="0"/>
    </style:style>
    <style:style style:name="T25" style:family="text">
      <style:text-properties style:text-underline-style="none" officeooo:rsid="0063bde4" fo:background-color="transparent" loext:char-shading-value="0"/>
    </style:style>
    <style:style style:name="T26" style:family="text">
      <style:text-properties style:text-underline-style="none" officeooo:rsid="00448e64"/>
    </style:style>
    <style:style style:name="T27" style:family="text">
      <style:text-properties fo:background-color="#ffff99" loext:char-shading-value="0"/>
    </style:style>
    <style:style style:name="T28" style:family="text">
      <style:text-properties officeooo:rsid="004a35ab"/>
    </style:style>
    <style:style style:name="T29" style:family="text">
      <style:text-properties officeooo:rsid="004b9f0c"/>
    </style:style>
    <style:style style:name="T30" style:family="text">
      <style:text-properties fo:color="#000000" fo:background-color="transparent" loext:char-shading-value="0"/>
    </style:style>
    <style:style style:name="T31" style:family="text">
      <style:text-properties fo:color="#000000" officeooo:rsid="0054c6ce" fo:background-color="transparent" loext:char-shading-value="0"/>
    </style:style>
    <style:style style:name="T32" style:family="text">
      <style:text-properties fo:color="#000000" officeooo:rsid="0054c6ce" fo:background-color="#ffff99" loext:char-shading-value="0"/>
    </style:style>
    <style:style style:name="T33" style:family="text">
      <style:text-properties fo:color="#000000" fo:background-color="#ff99ff" loext:char-shading-value="0"/>
    </style:style>
    <style:style style:name="T34" style:family="text">
      <style:text-properties fo:color="#000000" officeooo:rsid="005770d8" fo:background-color="#ff99ff" loext:char-shading-value="0"/>
    </style:style>
    <style:style style:name="T35" style:family="text">
      <style:text-properties fo:background-color="#ff99ff" loext:char-shading-value="0"/>
    </style:style>
    <style:style style:name="T36" style:family="text">
      <style:text-properties officeooo:rsid="005434fc" fo:background-color="#ff99ff" loext:char-shading-value="0"/>
    </style:style>
    <style:style style:name="T37" style:family="text">
      <style:text-properties officeooo:rsid="005770d8" fo:background-color="#ff99ff" loext:char-shading-value="0"/>
    </style:style>
    <style:style style:name="T38" style:family="text">
      <style:text-properties officeooo:rsid="00661bcf"/>
    </style:style>
    <style:style style:name="T39" style:family="text">
      <style:text-properties officeooo:rsid="006d0237"/>
    </style:style>
    <style:style style:name="T40" style:family="text">
      <style:text-properties officeooo:rsid="00716843"/>
    </style:style>
    <style:style style:name="T41" style:family="text">
      <style:text-properties officeooo:rsid="0072d123"/>
    </style:style>
    <style:style style:name="T42" style:family="text">
      <style:text-properties officeooo:rsid="00731ee3"/>
    </style:style>
    <style:style style:name="T43" style:family="text">
      <style:text-properties officeooo:rsid="007345e0"/>
    </style:style>
    <style:style style:name="T44" style:family="text">
      <style:text-properties officeooo:rsid="007511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Semana 6</text:p>
      <text:p text:style-name="P3"/>
      <text:p text:style-name="P5">Ejemplos para empezar un proyecto</text:p>
      <text:p text:style-name="P95">https://github.com/juanmaguitar/demos-es2015</text:p>
      <text:p text:style-name="P4"/>
      <text:p text:style-name="P1">Hago clone de github</text:p>
      <text:p text:style-name="P1">me pongo en la carpeta ce demos-es2015</text:p>
      <text:p text:style-name="P1">npm install</text:p>
      <text:p text:style-name="P1"/>
      <text:p text:style-name="P2">Export default <text:span text:style-name="T41">y</text:span> luego puedo importar las demás cosas con el *.</text:p>
      <text:p text:style-name="P1"/>
      <text:p text:style-name="P145">Yeoman: repositorio de Boilerplates</text:p>
      <text:p text:style-name="P1">Buscas Generators</text:p>
      <text:p text:style-name="P1">Buscas por ejemplo una aplicación con angular y te sale un listado de boilerplates para empezar tu proyecto. Proyecto preparado con todas las carpetas y archivos preparados. </text:p>
      <text:p text:style-name="P1">Lo que hacemos es instalarnos un generator.</text:p>
      <text:p text:style-name="P1"/>
      <text:p text:style-name="P1"/>
      <text:p text:style-name="P1">Abrimos el proyecto y en la explicación hay el comando npm para instalar. Si no te deja el terminal ponemos “sudo” al principio. </text:p>
      <text:p text:style-name="P1"/>
      <text:p text:style-name="P1">En el terminal ponemos:</text:p>
      <text:p text:style-name="P1"><text:s/>yo –help =&gt; sale el menu de todos los generadores que se han instalado</text:p>
      <text:p text:style-name="P1">(yo significa Yeoman)</text:p>
      <text:p text:style-name="P1"/>
      <text:p text:style-name="P1"/>
      <text:p text:style-name="P19">En GitHub podemos buscar Starter es2015 express o bien boilerplate <text:s/>es2015 express. Si nos encaja podemos hacer un fork.</text:p>
      <text:p text:style-name="P19"/>
      <text:p text:style-name="P19"/>
      <text:p text:style-name="P146">Express:</text:p>
      <text:p text:style-name="P19">Para crear servidores rápidamente. </text:p>
      <text:p text:style-name="P19">Lo podemos crear con Node puro (create server y export) o bien con Express.</text:p>
      <text:p text:style-name="P19">Para utilizarlo instalamos la dependencia con npm y cargarlo.</text:p>
      <text:p text:style-name="P19"/>
      <text:p text:style-name="P19"/>
      <text:p text:style-name="P20">Inicio de proyecto:</text:p>
      <text:p text:style-name="P22"/>
      <text:list xml:id="list5683169987983415388" text:style-name="L1">
        <text:list-item>
          <text:p text:style-name="P128">mkdir express-demo </text:p>
        </text:list-item>
        <text:list-item>
          <text:p text:style-name="P128">cd express-demo </text:p>
        </text:list-item>
        <text:list-item>
          <text:p text:style-name="P129"><text:span text:style-name="T1">npm init -y </text:span>=&gt; inicializa el package Json en este proyecto (inicializa una especie de wizard). El -y me lo crea sin preguntar nada. </text:p>
        </text:list-item>
        <text:list-item>
          <text:p text:style-name="P129"><text:span text:style-name="T1">npm install express –save </text:span>=&gt; una vez tenemos e<text:span text:style-name="T42">l</text:span> pagage express añade el package json como dependencia. La ventaja es que la persona que se descargue el proyecto si jay un package json en la raíz ya se le instalará la dependencia.</text:p>
        </text:list-item>
        <text:list-item>
          <text:p text:style-name="P129"><text:span text:style-name="T1">Echo “node-modules &gt; .gitignore</text:span> </text:p>
        </text:list-item>
      </text:list>
      <text:p text:style-name="P20"/>
      <text:p text:style-name="P79">En app.js</text:p>
      <text:p text:style-name="P21">Primero requerimos express. Var express = require ('express').</text:p>
      <text:p text:style-name="P25">Con el método get podemos crear rutas (cuando alguien ha dado al método get ejecuta esta función).</text:p>
      <text:p text:style-name="P25"><text:soft-page-break/>Tenemos un método nuevo que se llama “send” que es la combinación de<text:span text:style-name="T1"> write + end .</text:span></text:p>
      <text:p text:style-name="P23">Creamos un objeto express y requerimos la url con get.</text:p>
      <text:p text:style-name="P25"/>
      <text:p text:style-name="P25">Una URL la podemos solicitar de 4 formas diferentes:</text:p>
      <text:p text:style-name="P26">Get, post, delete, put son los 4 métodos </text:p>
      <text:p text:style-name="P26">get =&gt;leer</text:p>
      <text:p text:style-name="P26">Post =&gt; esribir</text:p>
      <text:p text:style-name="P26">put =&gt; para actualizar</text:p>
      <text:p text:style-name="P1"/>
      <text:p text:style-name="P80">una vez he defi<text:span text:style-name="T42">n</text:span>ido esto escucho en un puerto determinado (por ej. 3000).</text:p>
      <text:p text:style-name="P81"/>
      <text:p text:style-name="P80">Ya tenemos el servidor montado con node Express.</text:p>
      <text:p text:style-name="P80"/>
      <text:p text:style-name="P82"><text:span text:style-name="T2">Resumen</text:span>:</text:p>
      <text:list xml:id="list5401735561311772302" text:style-name="L2">
        <text:list-item>
          <text:p text:style-name="P130">requerimos express</text:p>
        </text:list-item>
        <text:list-item>
          <text:p text:style-name="P130">declaramos la ruta</text:p>
        </text:list-item>
        <text:list-item>
          <text:p text:style-name="P130">creamos el servidor que escuche en un puerto determinado</text:p>
        </text:list-item>
      </text:list>
      <text:p text:style-name="P80"/>
      <text:p text:style-name="P80">Para ver lo que ejecuta cada módulo podemos ir a la documentación de Express que a la vez nos redirige a la docu. De node.</text:p>
      <text:p text:style-name="P80"/>
      <text:p text:style-name="P83">Al terminal ponemos</text:p>
      <text:p text:style-name="P83">PORT 3001 node app.js</text:p>
      <text:p text:style-name="P83">si queremos cambiar de puerto. </text:p>
      <text:p text:style-name="P83"/>
      <text:p text:style-name="P83">Al terminal:</text:p>
      <text:p text:style-name="P83">Sudo npm install express-generator -g</text:p>
      <text:p text:style-name="P83">(Nos crea una carpeta con la estructura de archivos de express-demo)</text:p>
      <text:p text:style-name="P83"/>
      <text:p text:style-name="P83"/>
      <text:p text:style-name="P83">Basic Routing</text:p>
      <text:p text:style-name="P83">Las rutas son la respuesta de EndPoint. </text:p>
      <text:p text:style-name="P83">En aap.get (<text:span text:style-name="T4">'/'</text:span>, funciton ...</text:p>
      <text:p text:style-name="P83">esto es un <text:span text:style-name="T4">endpoint.</text:span></text:p>
      <text:p text:style-name="P83"/>
      <text:p text:style-name="P27">Los servicios <text:span text:style-name="T6">Restful: </text:span>me creo una arquitectura donde la api de resful se va a comportar de forma diferente en función del método que apliquemos. </text:p>
      <text:p text:style-name="P27">Si una api es restful quiere decir que está preparada para recibir los 4 métodos y se va a comportar de manera diferente en función del método que le apliquemos. Es decir, si aplicamos get va a leer. Si aplicamos post la API esperará recibir datos. </text:p>
      <text:p text:style-name="P27"/>
      <text:p text:style-name="P28">En un formulario aplicams el método:</text:p>
      <text:p text:style-name="P28">&lt;form&gt; action = “http://.... method = “POST”&gt;&lt;/form&gt;</text:p>
      <text:p text:style-name="P28"/>
      <text:p text:style-name="P29"><text:span text:style-name="T42">R</text:span>esumen</text:p>
      <text:list xml:id="list2287080458354545802" text:style-name="L3">
        <text:list-item>
          <text:p text:style-name="P131">E<text:span text:style-name="T43">xp</text:span>ress es un módulo npm mediante el cual podemos montar un servidor de forma rápida</text:p>
        </text:list-item>
        <text:list-item>
          <text:p text:style-name="P131">Tenemos métodos para las rutas (get, post, delete, push)</text:p>
        </text:list-item>
        <text:list-item>
          <text:p text:style-name="P131">Servir archivos estáticos</text:p>
        </text:list-item>
      </text:list>
      <text:p text:style-name="P29"><text:tab/><text:tab/><text:tab/>app.use(express.static('public')); </text:p>
      <text:p text:style-name="P85">=&gt;Quiero que mi servidor web además sirva archivos estáticos en la carpeta public.</text:p>
      <text:p text:style-name="P29">Los archivos estáticos <text:span text:style-name="T7">son todos aquellos que necesitaamos para la aplicación . Los guardamos en la carpeta 'public' de nuestro servidor. </text:span></text:p>
      <text:p text:style-name="P29"><text:soft-page-break/></text:p>
      <text:p text:style-name="P29"/>
      <text:p text:style-name="P29"/>
      <text:p text:style-name="P84">Aplicaciones con MEAN Stack</text:p>
      <text:p text:style-name="P29">M =&gt; Mongo DB =&gt; los datos los tenemos en Mongo DB</text:p>
      <text:p text:style-name="P29">E =&gt; Express =&gt; donde tenemos la API + Static Files</text:p>
      <text:p text:style-name="P29">A =&gt; Angular</text:p>
      <text:p text:style-name="P29">N =&gt; Node =&gt; base para el servidor</text:p>
      <text:p text:style-name="P29"/>
      <text:p text:style-name="P30">Podemos acceder a los EndPoints podemos hacerlos con GET, PUT, DELETE y POST.</text:p>
      <text:p text:style-name="P30">Además podemos utilizar estos otros métodos:</text:p>
      <text:p text:style-name="P30"><text:a xlink:type="simple" xlink:href="https://www.diigo.com/annotated/495f15003add267cdd7ea347dfa1ad64">https://www.diigo.com/annotated/495f15003add267cdd7ea347dfa1ad64</text:a> =&gt; Route methods</text:p>
      <text:p text:style-name="P30">Con all vamos a ejecutarlos todos:</text:p>
      <text:p text:style-name="P30">app.all('/secret', function (req, res, next) {</text:p>
      <text:p text:style-name="P30"><text:s text:c="2"/>console.log('Accessing the secret section ...');</text:p>
      <text:p text:style-name="P30"><text:s text:c="2"/>next(); // pass control to the next handler</text:p>
      <text:p text:style-name="P30">});</text:p>
      <text:p text:style-name="P30"/>
      <text:p text:style-name="P6">Route methods</text:p>
      <text:p text:style-name="P31">La aplicación ejecuta las peticiones una a una. Para que haga varias cosas cuando pedimos la url.</text:p>
      <text:p text:style-name="P31">Para encadenar diferentes handlers utilizo next();</text:p>
      <text:p text:style-name="P31"/>
      <text:p text:style-name="P31">app.all('/home', function (req, res, next) {</text:p>
      <text:p text:style-name="P31">console.log (….);</text:p>
      <text:p text:style-name="P31">next ();</text:p>
      <text:p text:style-name="P31"/>
      <text:p text:style-name="P31">app.get('/home', function (req, res, next) {</text:p>
      <text:p text:style-name="P31">console.log (….);</text:p>
      <text:p text:style-name="P31">next ();</text:p>
      <text:p text:style-name="P31"/>
      <text:p text:style-name="P32">Cuando hacemos <text:span text:style-name="T5">res.</text:span><text:span text:style-name="T4">sent</text:span> terminamos el cliclo. Por tanto no tenemos que po<text:span text:style-name="T43">ner</text:span> next porque hemos terminado la petición. <text:span text:style-name="T8">(es el típico “loading”. Cuando para terminamos la petición). </text:span></text:p>
      <text:p text:style-name="P31">….</text:p>
      <text:p text:style-name="P31"/>
      <text:p text:style-name="P31">Las rutas pueden ser epxresiones regulares, strings, etc. </text:p>
      <text:p text:style-name="P31"/>
      <text:p text:style-name="P11">app.route()</text:p>
      <text:p text:style-name="P33">También pod<text:span text:style-name="T43">emo</text:span>s concatenar diferentes métodos:</text:p>
      <text:p text:style-name="P33"/>
      <text:p text:style-name="P33">app.route('/book')</text:p>
      <text:p text:style-name="P33"><text:s text:c="2"/>.get(function(req, res) {</text:p>
      <text:p text:style-name="P33"><text:s text:c="4"/>res.send('Get a random book');</text:p>
      <text:p text:style-name="P33"><text:s text:c="2"/>})</text:p>
      <text:p text:style-name="P33"><text:s text:c="2"/>.post(function(req, res) {</text:p>
      <text:p text:style-name="P33"><text:s text:c="4"/>res.send('Add a book');</text:p>
      <text:p text:style-name="P33"><text:s text:c="2"/>})</text:p>
      <text:p text:style-name="P33"><text:s text:c="2"/>.put(function(req, res) {</text:p>
      <text:p text:style-name="P33"><text:s text:c="4"/>res.send('Update the book');</text:p>
      <text:p text:style-name="P33"><text:s text:c="2"/>});</text:p>
      <text:p text:style-name="P33"/>
      <text:p text:style-name="P33"/>
      <text:p text:style-name="P33"/>
      <text:p text:style-name="P34"><text:soft-page-break/>Cuando la aplicación es muy grande podemos hacer un express router.</text:p>
      <text:p text:style-name="P34">Definimos un bloque en un archivo y lo exportamos.</text:p>
      <text:p text:style-name="P34"/>
      <text:p text:style-name="P34">Ver:</text:p>
      <text:p text:style-name="P34">Create a router file named birds.js in the app directory, with the following content:</text:p>
      <text:p text:style-name="P34"/>
      <text:p text:style-name="P34"/>
      <text:p text:style-name="P35">https://www.diigo.com/annotated/fd56e54ef56509dde366405fb2836f36</text:p>
      <text:p text:style-name="P35">app.use(express.static('public'));</text:p>
      <text:p text:style-name="P35"/>
      <text:p text:style-name="P35"/>
      <text:p text:style-name="P36">Cosas que quiero que pasen antes de que se ejecute la función.</text:p>
      <text:p text:style-name="P36">Puedo añadir cosas al res y resq. </text:p>
      <text:p text:style-name="P36">Por ej: antes de ir a cada conexión, redirigeme a otra página. Y si tiene permisos ir a la siguiente función. </text:p>
      <text:p text:style-name="P36"/>
      <text:p text:style-name="P37"><text:a xlink:type="simple" xlink:href="https://www.diigo.com/annotated/d4a3b9f060fd134d7ccad224a255e2c5">https://www.diigo.com/annotated/d4a3b9f060fd134d7ccad224a255e2c5</text:a></text:p>
      <text:p text:style-name="P37"/>
      <text:p text:style-name="P37">Una Función midleware recibe req y res y además NEXT que nos permite “pasar la pelota”, es decir, ejecutar la siguiente función.</text:p>
      <text:p text:style-name="P37"/>
      <text:p text:style-name="P38">Con app.use (myLogger) =&gt; con use hace que todo pase antes por la función “myLogger”.</text:p>
      <text:p text:style-name="P38">“<text:span text:style-name="T9">use” . Lo que le digo a la aplicación es que todas las aplicaciones pasan por el filtro “use”.</text:span></text:p>
      <text:p text:style-name="P38"/>
      <text:p text:style-name="P39">Esto sirve por ejemplo para:</text:p>
      <text:p text:style-name="P39">- autentificar credenciales para entrar en la aplicación</text:p>
      <text:p text:style-name="P39">- bloquear cuando el site está en construcción</text:p>
      <text:p text:style-name="P39"/>
      <text:p text:style-name="P40">Ver slack middleware exam<text:span text:style-name="T10">p</text:span>les</text:p>
      <text:p text:style-name="P40"/>
      <text:p text:style-name="P41">Normalmente Express es una serie de middleware conectados.</text:p>
      <text:p text:style-name="P41">Los puedo definir a nivel de aplicación, de ruta, hay algunos nativos de express y otros que son módulos externos.</text:p>
      <text:p text:style-name="P41">Los que se ejecutan a nivel de aplicación son los que cargados con “app.use”. </text:p>
      <text:p text:style-name="P42"/>
      <text:p text:style-name="P42"/>
      <text:p text:style-name="P7">Third-party middleware</text:p>
      <text:p text:style-name="P7"/>
      <text:p text:style-name="P43">Here are some Express middleware modules:</text:p>
      <text:p text:style-name="P43"/>
      <text:p text:style-name="P43"><text:span text:style-name="T4">body-parser</text:span>: previously express.bodyParser, json, and urlencoded. See also:</text:p>
      <text:p text:style-name="P43">body</text:p>
      <text:p text:style-name="P31"/>
      <text:p text:style-name="P43">=&gt; nos tenemos que instalar el body-parse</text:p>
      <text:p text:style-name="P43"/>
      <text:p text:style-name="P44">Simplifica el proceso de capturar los datos POST.</text:p>
      <text:p text:style-name="P44"/>
      <text:p text:style-name="P8">Jade</text:p>
      <text:p text:style-name="P46">Podemos crear una estructura comín</text:p>
      <text:p text:style-name="P46">No hace falta cerrar los tags</text:p>
      <text:p text:style-name="P46"/>
      <text:p text:style-name="P45">Puedo definir un motor de templates. </text:p>
      <text:p text:style-name="P45"><text:soft-page-break/></text:p>
      <text:p text:style-name="P46">En el archivo layout contiene el esqueleto (cabecera, body, scripts). Lo dejo preparado para que todas las páginas carguen todo lo que contenga. En el body ponemos BLOCK y lo definimos en otro archivo.</text:p>
      <text:p text:style-name="P46">En app.js cargamos app.set </text:p>
      <text:p text:style-name="P46"/>
      <text:list xml:id="list4889988212214034095" text:style-name="L4">
        <text:list-item>
          <text:p text:style-name="P132">Definir en app.js la carpeta donde están los tempates. Con app.set ('views..) I ('view engine'.</text:p>
        </text:list-item>
        <text:list-item>
          <text:p text:style-name="P132">Me defino los templates (archivo layout, index y error en la carpeta “views”).</text:p>
        </text:list-item>
        <text:list-item>
          <text:p text:style-name="P132">Cuando acceda a un endpoint le podemos enviar un HTML. <text:s/>Con res.render ('index, {title: '·Express'}; (le puedo pasar datos (express)<text:span text:style-name="T11">).</text:span></text:p>
        </text:list-item>
      </text:list>
      <text:p text:style-name="P46"/>
      <text:p text:style-name="P46"/>
      <text:p text:style-name="P9">Para instalar Jade en Sublime:</text:p>
      <text:p text:style-name="P47">ctrl+alt+P =&gt; package install </text:p>
      <text:p text:style-name="P47">después:</text:p>
      <text:p text:style-name="P47">Jade </text:p>
      <text:p text:style-name="P47"/>
      <text:p text:style-name="P10">Ejercicio dynamicSi<text:span text:style-name="T12">teExpress</text:span></text:p>
      <text:p text:style-name="P48">npm install hbs –save</text:p>
      <text:p text:style-name="P48"/>
      <text:p text:style-name="P49">npm install body-parser –save =&gt; lo tenemos que instalar si instalamos una versión posterior a la 3 de express. Lo han sacado del core. </text:p>
      <text:p text:style-name="P47"/>
      <text:p text:style-name="P47"/>
      <text:p text:style-name="P50">Primera fase =&gt; guardar en una variables</text:p>
      <text:p text:style-name="P50">Objeto:</text:p>
      <text:p text:style-name="P50">id</text:p>
      <text:p text:style-name="P50">name</text:p>
      <text:p text:style-name="P50">fecha creación</text:p>
      <text:p text:style-name="P50">completed (true/false(</text:p>
      <text:p text:style-name="P50"/>
      <text:p text:style-name="P50"/>
      <text:p text:style-name="P50">sesión</text:p>
      <text:p text:style-name="P50">cookie</text:p>
      <text:p text:style-name="P50">archivo</text:p>
      <text:p text:style-name="P50">base de datos</text:p>
      <text:p text:style-name="P50"/>
      <text:p text:style-name="P50"/>
      <text:p text:style-name="P50"/>
      <text:p text:style-name="P50"/>
      <text:p text:style-name="P51">Ejercicio to Do</text:p>
      <text:list xml:id="list2589230747154201921" text:style-name="L5">
        <text:list-item>
          <text:p text:style-name="P133">definimos las variables</text:p>
        </text:list-item>
        <text:list-item>
          <text:p text:style-name="P133">creamos get</text:p>
        </text:list-item>
        <text:list-item>
          <text:p text:style-name="P133">creamos listen</text:p>
        </text:list-item>
        <text:list-item>
          <text:p text:style-name="P133">instalamos npm init, creamos Json, npm express</text:p>
        </text:list-item>
        <text:list-item>
          <text:p text:style-name="P133">ponemos valores a la variable (creamos objeto)</text:p>
        </text:list-item>
        <text:list-item>
          <text:p text:style-name="P133">vemos en chrome el resultado en port 3000/task</text:p>
        </text:list-item>
        <text:list-item>
          <text:p text:style-name="P133">ponemos app.set</text:p>
        </text:list-item>
        <text:list-item>
          <text:p text:style-name="P133">ponemos en req.send =&gt; req.render</text:p>
        </text:list-item>
        <text:list-item>
          <text:p text:style-name="P134">Instalamos nodemon para que vaya cargando los cambios. Si no al refrescar la página no se actualizan los datos. </text:p>
        </text:list-item>
        <text:list-item>
          <text:p text:style-name="P133">instlamos Jade</text:p>
        </text:list-item>
        <text:list-item>
          <text:p text:style-name="P133"><text:soft-page-break/>hacemos archivo jade en views</text:p>
        </text:list-item>
        <text:list-item>
          <text:p text:style-name="P133">En render , a parte de poenrele 'tasks' le podemos pasar datos (title, tasks, etc).</text:p>
        </text:list-item>
        <text:list-item>
          <text:p text:style-name="P135">En Jade puedo hacer h1=title y será un título dinámico (le podemos pasar valores)=</text:p>
        </text:list-item>
        <text:list-item>
          <text:p text:style-name="P135">en “p” de jade le podemos pasar valores #{tasks.length} (vemos el nº de tareas creadas).</text:p>
        </text:list-item>
        <text:list-item>
          <text:p text:style-name="P136">Para utilizar Jade podemos ver en la página de Jade la nomenclatura y sistemas. </text:p>
        </text:list-item>
      </text:list>
      <text:p text:style-name="P86"/>
      <text:p text:style-name="P16">BODY-PARSER</text:p>
      <text:p text:style-name="P52">Un servidor trabaja con 2 grandes objetos: </text:p>
      <text:p text:style-name="P52">request=&gt; objeto que el cliente le manda datos al servidor</text:p>
      <text:p text:style-name="P52">response =&gt; objeto que el servidor manda al cliente</text:p>
      <text:p text:style-name="P87"/>
      <text:p text:style-name="P87"><text:span text:style-name="T13">Cuando utilizamos un formulario con el método</text:span><text:span text:style-name="T4"> POST</text:span><text:span text:style-name="T13">, el servidor recibe datos a través del objeto request. Es un objeto muy complejo. Para simplificar la toma de datos se utiliza el middleware </text:span><text:span text:style-name="T4">body-parser </text:span><text:span text:style-name="T13">y en concreto el módulo app.use(bodyparser.urlencoded({extended: false})). Esto devuelve una propiedad del objeto request que se llama </text:span><text:span text:style-name="T4">body.</text:span></text:p>
      <text:p text:style-name="P87"/>
      <text:p text:style-name="P87"/>
      <text:p text:style-name="P17">Delete</text:p>
      <text:p text:style-name="P89"><text:span text:style-name="T3">La misma url la estamos leyendo de 3 maneras diferentes : get, post y delete.</text:span><text:span text:style-name="T13"><text:line-break/>app.delete</text:span></text:p>
      <text:p text:style-name="P88"/>
      <text:p text:style-name="P91">A)preparamos url para que sea user/:name</text:p>
      <text:p text:style-name="P88"><text:span text:style-name="T13">cuando definimo suna url tipo 'task/task/:task.id' almacena los datos en </text:span><text:span text:style-name="T4">rep.params.</text:span><text:span text:style-name="T13">task-</text:span><text:span text:style-name="T14">i</text:span><text:span text:style-name="T13">d <text:s/></text:span><text:span text:style-name="T14">(slide 213)</text:span></text:p>
      <text:p text:style-name="P53">verificamos con postman</text:p>
      <text:p text:style-name="P54">vemos en el browser localhost:3000/tasks/2 =&gt; 2 es el task-id</text:p>
      <text:p text:style-name="P90"/>
      <text:p text:style-name="P55">B)le pasamos los argumentos como querystring (parámetros que forman parte de la url)</text:p>
      <text:p text:style-name="P91"/>
      <text:p text:style-name="P91"><text:span text:style-name="T13">Las peticiones </text:span><text:span text:style-name="T4">put y delete </text:span><text:span text:style-name="T13">no son nativas de cliente. Puedo hacerlo con una llamada Ajax. </text:span></text:p>
      <text:p text:style-name="P92"><text:span text:style-name="T13">Modificamos en archivo jade y realizamos un archivo main.js que captura los clicks en los items que quiero borrar. </text:span><text:span text:style-name="T15">Ahora cada vez que hago click quiero hacer una llamada ajax. </text:span></text:p>
      <text:p text:style-name="P92"/>
      <text:p text:style-name="P93"><text:span text:style-name="T15">H</text:span><text:span text:style-name="T13">acemos un filter para filtrar los items que se tiene que volver a cargar en la web, es decir todos los que no eliminamos. Tenemos que parsear el item. Id porque lo que devuelve la petición ajax <text:s/>puede que no devuelv un numero y la condición !== no seria true.</text:span></text:p>
      <text:p text:style-name="P93"/>
      <text:p text:style-name="P94">Lo que podemos hacer para cargar la página son 2 cosas:</text:p>
      <text:p text:style-name="P15">1) redireccionar la url</text:p>
      <text:p text:style-name="P57">Con window. location = '/tasks' repintamos la página sin los items que hemos eliminado.</text:p>
      <text:p text:style-name="P93"/>
      <text:p text:style-name="P12">2) borrar los datos del dom</text:p>
      <text:p text:style-name="P96"><text:span text:style-name="T13">$(self).parent</text:span><text:span text:style-name="T16">().remove();</text:span></text:p>
      <text:p text:style-name="P96"/>
      <text:p text:style-name="P96"/>
      <text:p text:style-name="P96"/>
      <text:p text:style-name="P125"><text:span text:style-name="T16">M</text:span><text:span text:style-name="T13">ONGO DB</text:span></text:p>
      <text:p text:style-name="P97"/>
      <text:p text:style-name="P102">La manera que tiene de almacenar los datos es tipo objetos JS. </text:p>
      <text:p text:style-name="P102">Los objetos JS en mongo se llaman documentos.</text:p>
      <text:p text:style-name="P102">Lo que llamamos un array de objetos en mongo se llama colección.</text:p>
      <text:p text:style-name="P103">Una tabla sería una colección de objetos. (equivalencias slide 225).</text:p>
      <text:p text:style-name="P104">Colecciones son grupos de documentos </text:p>
      <text:p text:style-name="P104">Todo se almacena en una base de datos.</text:p>
      <text:p text:style-name="P98"/>
      <text:p text:style-name="P105">A nivel práctico va a ser un servidor de base de datos.</text:p>
      <text:p text:style-name="P105">Para trabajar en modo loca<text:span text:style-name="T44">l</text:span>, tendremos que lanzar un servidor local.</text:p>
      <text:p text:style-name="P99"/>
      <text:p text:style-name="P148"><text:span text:style-name="T13">Para lanzar el servidor de datos mongo local </text:span><text:span text:style-name="T17">=&gt; mongod --dbpath ~/data</text:span></text:p>
      <text:p text:style-name="P100">(antes hemos creado la carpeta data en C) . El servidor crea los datos en la carpeta data y queda a la escucha.</text:p>
      <text:p text:style-name="P101"/>
      <text:p text:style-name="P101">Hay una consola para la base de datos que se quedará abierta. Es muy importante lanzarlo. Si no está en marcha no va a funcionar nunca. Siempre se tiene que lanzar con <text:span text:style-name="T20">mongod</text:span></text:p>
      <text:p text:style-name="P101"/>
      <text:p text:style-name="P101">Una vez lanzado hago en otra pestaña del terminal <text:span text:style-name="T20">mongo </text:span>y esto va a <text:s/>shell de mongo. </text:p>
      <text:p text:style-name="P56"/>
      <text:p text:style-name="P113">Resumen:</text:p>
      <text:p text:style-name="P113">1) primera vez especificar el path para instalar <text:span text:style-name="T23">mongod --dbpath ~/data</text:span></text:p>
      <text:p text:style-name="P113"><text:span text:style-name="T23">2</text:span><text:span text:style-name="T22">) lanzamos cada vez que quereo abrir mongod en una pesaña del terminal</text:span></text:p>
      <text:p text:style-name="P101">3) en otra pestaña ponesmos mongo</text:p>
      <text:p text:style-name="P101">4) show dbs</text:p>
      <text:p text:style-name="P101">5) use</text:p>
      <text:p text:style-name="P106">6) show collections =&gt; objetos</text:p>
      <text:p text:style-name="P106">7) exit</text:p>
      <text:p text:style-name="P114"/>
      <text:p text:style-name="P116"><text:span text:style-name="T27">db=&gt;</text:span> te muestra la base de datos donde estás</text:p>
      <text:p text:style-name="P116"><text:span text:style-name="T27">show dbs </text:span>=&gt; te muestra toda la base de datos</text:p>
      <text:p text:style-name="P116"><text:span text:style-name="T27">use test</text:span> =&gt; para utilizar la base de datos que se llama test.txt</text:p>
      <text:p text:style-name="P116"><text:span text:style-name="T27">show collections</text:span> =&gt; te muestra las colecciones que tienes.</text:p>
      <text:p text:style-name="P115">Con el método “find” puedo buscar el contenido de una colección. </text:p>
      <text:p text:style-name="P118"><text:s/>db.restaurants.find().limit(1)</text:p>
      <text:p text:style-name="P117"><text:span text:style-name="T27">limit</text:span> =&gt; es el nº de documentos que queremos que nos enesñe.</text:p>
      <text:p text:style-name="P117"/>
      <text:p text:style-name="P120">Con mongo toda la notación va con puntos. </text:p>
      <text:p text:style-name="P121">Los datos se almacenan en formato BSON que es como un JSON pero aumentado.</text:p>
      <text:p text:style-name="P120"/>
      <text:p text:style-name="P120">Para buscar datos:</text:p>
      <text:p text:style-name="P119"><text:s/>db.restaurants.find(<text:span text:style-name="T28">xxxxxxx</text:span>).limit(1)</text:p>
      <text:p text:style-name="P106"/>
      <text:p text:style-name="P91"/>
      <text:p text:style-name="P55"/>
      <text:p text:style-name="P58">Para insertar datos utilizo métodos de la colección:</text:p>
      <text:p text:style-name="P58"><text:span text:style-name="T27">db.users.insertOne</text:span> (…)</text:p>
      <text:p text:style-name="P59">(slide 235)</text:p>
      <text:p text:style-name="P58">cada vez que inserto nos crea también un id.</text:p>
      <text:p text:style-name="P58">Todos los documentos tienen la <text:span text:style-name="T27">propiedad ID</text:span>. Es una particularidad de mongo, <text:span text:style-name="T29">es una propiedad interna que va relacionada con el momento de creación del dato. Nos permitirá ordenar. (object Id </text:span><text:soft-page-break/><text:span text:style-name="T29">getTimeStamp() ).</text:span></text:p>
      <text:p text:style-name="P58"/>
      <text:p text:style-name="P58"/>
      <text:p text:style-name="P60">Me creo una carpeta en projects/demo-mongo. </text:p>
      <text:p text:style-name="P60">En el terminal:</text:p>
      <text:p text:style-name="P60">npm init -y</text:p>
      <text:p text:style-name="P60">npm install –save mongodb express</text:p>
      <text:p text:style-name="P60">touch app.js</text:p>
      <text:p text:style-name="P60"/>
      <text:p text:style-name="P61">MongClient.connect(url, funcion (err, db)... =&gt; me conecto a la url</text:p>
      <text:p text:style-name="P61">si tiene éxito con listen escucho el puerto.</text:p>
      <text:p text:style-name="P61"/>
      <text:p text:style-name="P58"/>
      <text:p text:style-name="P13">RESUMEN COMO EMPEZAR PROYECTOS</text:p>
      <text:list xml:id="list8311550661927079359" text:style-name="L6">
        <text:list-item>
          <text:p text:style-name="P139"><text:span text:style-name="T37">n</text:span><text:span text:style-name="T36">pm init -y</text:span><text:span text:style-name="T18"> <text:s/>=&gt; inicializamos package.Json</text:span></text:p>
        </text:list-item>
        <text:list-item>
          <text:p text:style-name="P139"><text:span text:style-name="T36">npm install mongodb –save </text:span><text:span text:style-name="T18"><text:s/>=&gt;con –save te añade las dependencias en el Json </text:span><text:span text:style-name="T19">automáticamente. Es buena práctica porque en el repositorio no se añade la carpeta node-modules. Por tanto, cuando alguien se baja un proyecto, solo le hará falta hacer</text:span><text:span text:style-name="T32"> npm install</text:span><text:span text:style-name="T31"> y se le instalarán los módulos que hay guardados en las dependencias del package json. </text:span></text:p>
        </text:list-item>
        <text:list-item>
          <text:p text:style-name="P140"><text:span text:style-name="T34">n</text:span><text:span text:style-name="T33">pm install expres –save</text:span><text:span text:style-name="T30"> =&gt; lo mismo que lo anterior.</text:span></text:p>
        </text:list-item>
        <text:list-item>
          <text:p text:style-name="P141">Etc. instalamos los npm módulos que necesitemos.</text:p>
          <text:p text:style-name="P142"/>
        </text:list-item>
      </text:list>
      <text:p text:style-name="P62"/>
      <text:p text:style-name="P64"/>
      <text:p text:style-name="P63">db.collection ('parrots')</text:p>
      <text:p text:style-name="P63">.find() =&gt; si ponemos solamente find nos devuelve todo</text:p>
      <text:p text:style-name="P63">.find( {“title” : <text:s/>“juanma” } ) =&gt; o bien que busque los que tengan la propiedat título...</text:p>
      <text:p text:style-name="P63">.find( {“book.title” : <text:s/>“juanma” } ) =&gt; o bien que <text:s/>que tenga la propiedad book con la pro. Título, etc.</text:p>
      <text:p text:style-name="P63">.find( {“price” : <text:s/>{ $gt : 20} <text:s/>} ) =&gt; seleccioname todos los documentos cuya propiedad price <text:s/>sean mayor que (gt greather than) que 20. (lt lower than).</text:p>
      <text:p text:style-name="P63"/>
      <text:p text:style-name="P63"/>
      <text:p text:style-name="P14">Mongo Node Kata</text:p>
      <text:p text:style-name="P64">En el <text:span text:style-name="T2">ejercicio 4</text:span> con el cursor (ponemos 1 o 0) filtramos que solo queremos el nombre y edad. Al poner 0 en id no se muestra en el resultado.</text:p>
      <text:p text:style-name="P65">En método find tiene 2 argumentos : la query y el cursos. Si no ponemos cursos, por defecto están todos a 1, es decir, te muestra todos los campos. </text:p>
      <text:p text:style-name="P65"/>
      <text:p text:style-name="P66">Ejercicio 5: en lugar de find ponemos insert en la colección “docs”.</text:p>
      <text:p text:style-name="P66">Definimos la variable user (objeto con firstname and lastname) y es lo que le pasamos a insert.</text:p>
      <text:p text:style-name="P66"/>
      <text:p text:style-name="P66"/>
      <text:p text:style-name="P67">Lo convierto en objeto nativo en Json utilizando JSON.stringify(user)</text:p>
      <text:p text:style-name="P67">Jquery ya nos devuelve un objeto al utilizar AJAX(ya lo hace por defecto).</text:p>
      <text:p text:style-name="P67"/>
      <text:p text:style-name="P67"/>
      <text:p text:style-name="P147">RESUMEN</text:p>
      <text:p text:style-name="P147">1. Crear donde queramos (<text:span text:style-name="T26">mongod --dbpath ~/data</text:span><text:span text:style-name="T21">) (aquí es desde la C, pero la podemos poner donode queramos). Si paramos la base de datos con control+C, lanzar “mongod”</text:span></text:p>
      <text:p text:style-name="P147"><text:span text:style-name="T21">2. En otro terminal lanzar el comando “mongo”</text:span></text:p>
      <text:p text:style-name="P138"><text:span text:style-name="T21"/></text:p>
      <text:p text:style-name="P67"><text:soft-page-break/></text:p>
      <text:p text:style-name="P67"/>
      <text:p text:style-name="P67"/>
      <text:p text:style-name="P67"/>
      <text:p text:style-name="P67"/>
      <text:p text:style-name="P18">OBJETO JSON EN APIS</text:p>
      <text:p text:style-name="P67">Cuando manejamos una API recibimos un JSON (objeto que representa datos.). Es un string de datos. Lo que recibo de una API no puedo acceder a objeto.propiedad. Lo tengo que convertir a objeto. Utilizamos el método <text:s/>JSON.stringify(user).</text:p>
      <text:p text:style-name="P67">Cuando utilizamos AJAX ya lo hace directamente.</text:p>
      <text:p text:style-name="P67"/>
      <text:p text:style-name="P68">Ejercicio 6 <text:span text:style-name="T2">Update</text:span></text:p>
      <text:p text:style-name="P107"/>
      <text:p text:style-name="P107">var dbName = process.arg[2]</text:p>
      <text:p text:style-name="P107">var url = “mongo.....” + dbName</text:p>
      <text:p text:style-name="P68"/>
      <text:p text:style-name="P108">En github/juanmaguitar =&gt; en los commits ver las soulciones. Seleccionamos pero si queremos ver la solución vamos al botón browse files.</text:p>
      <text:p text:style-name="P108"/>
      <text:p text:style-name="P109"><text:a xlink:type="simple" xlink:href="https://github.com/juanmaguitar/mongodb-nodeschool">https://github.com/juanmaguitar/mongodb-nodeschool</text:a></text:p>
      <text:p text:style-name="P109"/>
      <text:p text:style-name="P109"/>
      <text:p text:style-name="P110">Si les pasamos una queru con fiels que nos pase los campos que hay aquí.</text:p>
      <text:p text:style-name="P110"/>
      <text:p text:style-name="P110"/>
      <text:p text:style-name="P111">Corrección ejercicio API restaurants</text:p>
      <text:p text:style-name="P111"/>
      <text:list xml:id="list1432835047903737482" text:style-name="L7">
        <text:list-item>
          <text:p text:style-name="P143">Definimos router (son miniaplicaciones express (trozos pequeños de código) para facilitar la modularización.</text:p>
        </text:list-item>
        <text:list-item>
          <text:p text:style-name="P143">Añadimos rutas al router con “get” (asignamos urls)</text:p>
        </text:list-item>
        <text:list-item>
          <text:p text:style-name="P144"><text:span text:style-name="T22">Luego las usamos con “use”. </text:span><text:span text:style-name="T25">Devuelve rutas.</text:span></text:p>
        </text:list-item>
        <text:list-item>
          <text:p text:style-name="P144"><text:span text:style-name="T22">Para modularizar más el código, saco los routers </text:span><text:span text:style-name="T24">en otro archivo.</text:span></text:p>
        </text:list-item>
      </text:list>
      <text:p text:style-name="P122"/>
      <text:p text:style-name="P122"/>
      <text:p text:style-name="P112">Los endpoints tienen que estar dentro de una db</text:p>
      <text:p text:style-name="P123">Cuando los endpoints se conectan a la db recibimos un objeto <text:s/>de la db.</text:p>
      <text:p text:style-name="P123"/>
      <text:p text:style-name="P123">MongoClient.connect(url, function(err, db) {</text:p>
      <text:p text:style-name="P123">ap. use ('/restaurants', function (req,res) {</text:p>
      <text:p text:style-name="P123"><text:tab/>db.collection ('restaurants') <text:s/>=&gt; tenemos acceso a la base de datos</text:p>
      <text:p text:style-name="P123"><text:tab/>.find()</text:p>
      <text:p text:style-name="P123"><text:tab/>.toAray(function(err, restaurants) {</text:p>
      <text:p text:style-name="P123"><text:tab/>res.json(restaurants);</text:p>
      <text:p text:style-name="P67"/>
      <text:p text:style-name="P69">Me puedo crear 2 grupos con routers. Restaurant y Restaurants.</text:p>
      <text:p text:style-name="P69">El router tiene que tener acceso a la base de datos. Una solución es crear una función y le paso el objeto de bd y me devuelve un router con endpoints que tienen acceso a la base de datos.</text:p>
      <text:p text:style-name="P69"/>
      <text:p text:style-name="P69">Var router = expres.Router()</text:p>
      <text:p text:style-name="P69">function getRouter </text:p>
      <text:p text:style-name="P69">…</text:p>
      <text:p text:style-name="P69"/>
      <text:p text:style-name="P71"><text:soft-page-break/>IMPORTANTE:</text:p>
      <text:p text:style-name="P70">Cuando importamos algo, te importa el fichero de la ruta que le ponemos, por ejemplo:</text:p>
      <text:p text:style-name="P70">require('../_params')</text:p>
      <text:p text:style-name="P70">por defecto te importa el archivo index.js. En este index.js hay definida una función que exportamos y devuelve un resultado (router por ejemplo).</text:p>
      <text:p text:style-name="P70"/>
      <text:p text:style-name="P70"/>
      <text:p text:style-name="P70"/>
      <text:p text:style-name="P70"/>
      <text:p text:style-name="P70"/>
      <text:p text:style-name="P70"/>
      <text:p text:style-name="P70"/>
      <text:p text:style-name="P70"/>
      <text:p text:style-name="P72">Para crear el objeto con 0 o 1, lo podemos hacer de varias maneras:</text:p>
      <text:p text:style-name="P72"/>
      <text:p text:style-name="P72">1) For each</text:p>
      <text:p text:style-name="P70"/>
      <text:p text:style-name="P72">2) con un loo</text:p>
      <text:p text:style-name="P72">var projection = {}</text:p>
      <text:p text:style-name="P72">var fields = ["name","_id"]</text:p>
      <text:p text:style-name="P72">var numElements = fields.length;</text:p>
      <text:p text:style-name="P72"/>
      <text:p text:style-name="P72">for (var i=0; i&lt;numElements; i++) {</text:p>
      <text:p text:style-name="P72"><text:s text:c="2"/>var currentElement = fields[i];</text:p>
      <text:p text:style-name="P72"><text:s text:c="2"/>projection[currentElement] = 1</text:p>
      <text:p text:style-name="P72">}</text:p>
      <text:p text:style-name="P72">console.log(projection)</text:p>
      <text:p text:style-name="P72">=&gt; Object {name: 1, _id: 1}</text:p>
      <text:p text:style-name="P72"/>
      <text:p text:style-name="P72"/>
      <text:p text:style-name="P72">lo podemos hacer con Reduce:</text:p>
      <text:p text:style-name="P72"/>
      <text:p text:style-name="P72">var projection = aShow. Reduce (function 8acc, item, I) {</text:p>
      <text:p text:style-name="P72"><text:tab/>cc[item] = 1;</text:p>
      <text:p text:style-name="P72"><text:tab/>return acc;</text:p>
      <text:p text:style-name="P72"><text:tab/>},<text:span text:style-name="T35">{}</text:span>)</text:p>
      <text:p text:style-name="P124">es el valor inicial que le paso</text:p>
      <text:p text:style-name="P124"/>
      <text:p text:style-name="P72">Falsy values: devuelven false. </text:p>
      <text:p text:style-name="P126">cadena vacióa</text:p>
      <text:p text:style-name="P126">0 </text:p>
      <text:p text:style-name="P126">null</text:p>
      <text:p text:style-name="P126">undefine</text:p>
      <text:p text:style-name="P126">(hay 2 más..)</text:p>
      <text:p text:style-name="P126"/>
      <text:p text:style-name="P127">Por eso en la función getAll, si no inicializamos la variable projection, ponemos if(projection) porque al inicio projection es undefined y un else <text:span text:style-name="T38">para que en caso de que no haya valores lo devuelva todo.</text:span></text:p>
      <text:p text:style-name="P124"/>
      <text:p text:style-name="P124"/>
      <text:p text:style-name="P73">Merge objects npm</text:p>
      <text:p text:style-name="P73">npm install merge --save</text:p>
      <text:p text:style-name="P72"><text:soft-page-break/></text:p>
      <text:p text:style-name="P73">Para encapsular los filtros puedo usar un middelware. </text:p>
      <text:p text:style-name="P73">Router.use (function (req, res, next)</text:p>
      <text:p text:style-name="P73"/>
      <text:p text:style-name="P74">Notas:</text:p>
      <text:p text:style-name="P74">1) <text:s/><text:span text:style-name="T39">función insert no hace falta poner un toArray porque solo insertamos en el mimso objeto.</text:span></text:p>
      <text:p text:style-name="P75">Cuando hacemos un “find” devuelve un cursor y por tanto lo tenemos que poner en un Array, es decir, utilizar el método toArray.</text:p>
      <text:p text:style-name="P75"/>
      <text:p text:style-name="P75"/>
      <text:p text:style-name="P75"/>
      <text:p text:style-name="P75"/>
      <text:p text:style-name="P24">BIND</text:p>
      <text:p text:style-name="P77"/>
      <text:p text:style-name="P76">Cuando necesito un valor extra para utilizar los handlers, utilizamos el BIND. Los handlers reciben un req y res, pero antes de todo un db. Cuando llamo una función como req, la modifico <text:s/>con BIND para que le inyecte una base de datos. </text:p>
      <text:p text:style-name="P76"/>
      <text:p text:style-name="P76"><text:span text:style-name="T40">f</text:span>unction showMsg (msg, name) {</text:p>
      <text:p text:style-name="P76">return msg+name;</text:p>
      <text:p text:style-name="P76">}</text:p>
      <text:p text:style-name="P76"/>
      <text:p text:style-name="P76">var sayBye = showMsg.bind(null, “Goodbye”)</text:p>
      <text:p text:style-name="P76">sayHI = var sayBye = showMsg.bind(null, “Goodbye”)</text:p>
      <text:p text:style-name="P76"/>
      <text:p text:style-name="P76">sayBye(“juanma) =&gt; goodbye Juanma</text:p>
      <text:p text:style-name="P76">sayHi(“juanma”) =&gt; hello Juanma</text:p>
      <text:p text:style-name="P76"/>
      <text:p text:style-name="P78">null es como this. El primer parámetro es el “this” (null), y a partir del segundo parámetro son los parámetros de la función. </text:p>
      <text:p text:style-name="P78"/>
      <text:p text:style-name="P76"/>
      <text:p text:style-name="P76"/>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09:24:04.517992000</meta:creation-date>
    <dc:date>2016-08-29T16:34:21.910008000</dc:date>
    <meta:editing-duration>P3DT1H27M49S</meta:editing-duration>
    <meta:editing-cycles>91</meta:editing-cycles>
    <meta:generator>LibreOffice/4.2.4.2$MacOSX_X86_64 LibreOffice_project/63150712c6d317d27ce2db16eb94c2f3d7b699f8</meta:generator>
    <meta:document-statistic meta:table-count="0" meta:image-count="0" meta:object-count="0" meta:page-count="11" meta:paragraph-count="326" meta:word-count="2877" meta:character-count="17350" meta:non-whitespace-character-count="14734"/>
  </office:meta>
</office:document-meta>
</file>